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f356" officeooo:paragraph-rsid="000df356"/>
    </style:style>
    <style:style style:name="P2" style:family="paragraph" style:parent-style-name="Standard">
      <style:text-properties officeooo:rsid="000f4c52" officeooo:paragraph-rsid="000f4c52"/>
    </style:style>
    <style:style style:name="P3" style:family="paragraph" style:parent-style-name="Standard">
      <style:text-properties officeooo:rsid="0010ab21" officeooo:paragraph-rsid="0010ab21"/>
    </style:style>
    <style:style style:name="P4" style:family="paragraph" style:parent-style-name="Standard">
      <style:text-properties officeooo:rsid="0010bd0c" officeooo:paragraph-rsid="0010bd0c"/>
    </style:style>
    <style:style style:name="T1" style:family="text">
      <style:text-properties officeooo:rsid="0010bd0c"/>
    </style:style>
    <style:style style:name="T2" style:family="text">
      <style:text-properties officeooo:rsid="0010db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1">3) Utilisation de gettimeofday :</text:p>
      <text:p text:style-name="P1"/>
      <text:p text:style-name="P1">1) Mettre gettimeofday avant la création d’un thread et après la synchronisation finale.</text:p>
      <text:p text:style-name="P1">2) L’ordonnanceur gère les temps dédiés à chaque thread, le changement de contexte prend du temps, cela influe sur les performances du programme</text:p>
      <text:p text:style-name="P2">différence thread utilisateur vs système</text:p>
      <text:p text:style-name="P2"/>
      <text:p text:style-name="P3">4) Utilisation de getrusage :</text:p>
      <text:p text:style-name="P3">1) Oui car il fait la somme des executions des threads, et <text:span text:style-name="T1">le temps dépend aussi du nombre de processeurs sur lequel il peut lancer les threads.</text:span></text:p>
      <text:p text:style-name="P4"/>
      <text:p text:style-name="P4">2)gettimeofday sert juste de timer entre l’execution de l’algo, alors que getrusage fait le saomme des temps d’exec de chaque thread sur le CPU. <text:span text:style-name="T2">Le temps de getrusage est supérieur à celui de gettimeofda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08:17:07.664548529</meta:creation-date>
    <dc:date>2019-10-25T11:12:49.448516723</dc:date>
    <meta:editing-duration>PT24M41S</meta:editing-duration>
    <meta:editing-cycles>1</meta:editing-cycles>
    <meta:document-statistic meta:table-count="0" meta:image-count="0" meta:object-count="0" meta:page-count="1" meta:paragraph-count="7" meta:word-count="112" meta:character-count="681" meta:non-whitespace-character-count="576"/>
    <meta:generator>LibreOffice/6.0.7.3$Linux_X86_64 LibreOffice_project/00m0$Build-3</meta:generator>
  </office:meta>
</office:document-meta>
</file>